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style>
    <style:style style:name="P2" style:family="paragraph" style:parent-style-name="Standard">
      <style:text-properties fo:font-size="14pt" style:font-size-asian="14pt" style:font-size-complex="14pt"/>
    </style:style>
    <style:style style:name="P3" style:family="paragraph" style:parent-style-name="Standard" style:list-style-name="WWNum1">
      <style:paragraph-properties fo:margin-left="0.5in" fo:margin-right="0in" fo:text-indent="-0.25in" style:auto-text-indent="false"/>
    </style:style>
    <style:style style:name="P4" style:family="paragraph" style:parent-style-name="Standard" style:list-style-name="WWNum2">
      <style:paragraph-properties fo:margin-left="0.5in" fo:margin-right="0in" fo:text-indent="-0.25in" style:auto-text-indent="false"/>
    </style:style>
    <style:style style:name="P5" style:family="paragraph" style:parent-style-name="Standard" style:master-page-name="Standard">
      <style:paragraph-properties style:page-number="1"/>
    </style:style>
    <style:style style:name="T1" style:family="text">
      <style:text-properties fo:font-size="14pt" fo:font-weight="bold" style:font-size-asian="14pt" style:font-weight-asian="bold" style:font-size-complex="14pt"/>
    </style:style>
    <style:style style:name="T2"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Aprenda o que são Estruturas de dados e Algoritmos (Módulo 02)</text:span></text:p>
      <text:p text:style-name="P1"/>
      <text:p text:style-name="Standard"><text:span text:style-name="T1">Aula 1 - Introdução e Objetivos</text:span></text:p>
      <text:p text:style-name="P1"/>
      <text:p text:style-name="Standard"><text:span text:style-name="T2">Nesta aula o professor apenas se apresentou e mostrou quais serão os objetivos deste curso.</text:span></text:p>
      <text:p text:style-name="P2"/>
      <text:p text:style-name="Standard"><text:span text:style-name="T1">Aula 1.2 - O que é estrutura de dados ?</text:span></text:p>
      <text:p text:style-name="P1"/>
      <text:p text:style-name="Standard"><text:span text:style-name="T1">Definição</text:span></text:p>
      <text:p text:style-name="P1"/>
      <text:p text:style-name="Standard"><text:span text:style-name="T2">“Estrutura de dados é uma estrutura organizada de dados na memória de um computador ou em qualquer dispositivo de armazenamento, de forma que os dados possam ser utilizados de maneira correta.”</text:span></text:p>
      <text:p text:style-name="P2"/>
      <text:p text:style-name="Standard"><text:span text:style-name="T2">Para que os dados possam ser utilizados de maneira correta eles precisam estar organizados, para isso as estruturas são necessárias.</text:span></text:p>
      <text:p text:style-name="Standard"><text:span text:style-name="T2">Seja em um computador, dispositivo, nuvem, precisa existir uma estrutura organizadora para a correta utilização dos dados.</text:span></text:p>
      <text:p text:style-name="P2"/>
      <text:p text:style-name="Standard"><text:span text:style-name="T1">Como as estruturas de dados são utilizadas ?</text:span></text:p>
      <text:p text:style-name="P1"/>
      <text:p text:style-name="Standard"><text:span text:style-name="T2">As estruturas de dados são manipuladas pelos </text:span><text:span text:style-name="T1">algoritmos. </text:span><text:span text:style-name="T2">Estes, como já foi visto neste curso, são um “conjunto de instruções estruturadas e ordenadas, seu objetivo é realizar uma tarefa ou operação específica”.</text:span></text:p>
      <text:p text:style-name="P2"/>
      <text:p text:style-name="Standard"><text:span text:style-name="T2">Os </text:span><text:span text:style-name="T1">algoritmos, </text:span><text:span text:style-name="T2">são utilizados para manipular dados nas estruturas de várias formas, como por exemplo: inserir, excluir, procurar e ordenar dados.</text:span></text:p>
      <text:p text:style-name="P2"><text:soft-page-break/></text:p>
      <text:p text:style-name="Standard"><text:span text:style-name="T2">Basicamente, todas as vezes que estamos construindo algum software, codificando em qualquer linguagem, estamos criando um algoritmo.</text:span></text:p>
      <text:p text:style-name="P2"/>
      <text:p text:style-name="Standard"><text:span text:style-name="T2">Em uma estrutura de dados devemos saber como realizar um determinado conjunto de operações básicas, tais como:</text:span></text:p>
      <text:list xml:id="list2679128439" text:style-name="WWNum1">
        <text:list-item>
          <text:p text:style-name="P3"><text:span text:style-name="T2">Inserir dados</text:span></text:p>
        </text:list-item>
        <text:list-item>
          <text:p text:style-name="P3"><text:span text:style-name="T2">Excluir dados</text:span></text:p>
        </text:list-item>
        <text:list-item>
          <text:p text:style-name="P3"><text:span text:style-name="T2">Localizar um elemento</text:span></text:p>
        </text:list-item>
        <text:list-item>
          <text:p text:style-name="P3"><text:span text:style-name="T2">Percorrer todos os itens da estrutura para a visualização</text:span></text:p>
        </text:list-item>
        <text:list-item>
          <text:p text:style-name="P3"><text:span text:style-name="T2">Classificar, que se resume em colocar os itens de dados em uma determinada ordem( numérica, alfabética, etc..).</text:span></text:p>
        </text:list-item>
      </text:list>
      <text:p text:style-name="P2"/>
      <text:p text:style-name="P2"/>
      <text:p text:style-name="Standard"><text:span text:style-name="T1">Principais estruturas de dados</text:span></text:p>
      <text:p text:style-name="P1"/>
      <text:list xml:id="list1995531696" text:style-name="WWNum2">
        <text:list-item>
          <text:p text:style-name="P4"><text:span text:style-name="T2">Vetores e Matrizes (Arrays)</text:span></text:p>
        </text:list-item>
        <text:list-item>
          <text:p text:style-name="P4"><text:span text:style-name="T2">Registro</text:span></text:p>
        </text:list-item>
        <text:list-item>
          <text:p text:style-name="P4"><text:span text:style-name="T2">Lista</text:span></text:p>
        </text:list-item>
        <text:list-item>
          <text:p text:style-name="P4"><text:span text:style-name="T2">Pilha</text:span></text:p>
        </text:list-item>
        <text:list-item>
          <text:p text:style-name="P4"><text:span text:style-name="T2">Fila</text:span></text:p>
        </text:list-item>
        <text:list-item>
          <text:p text:style-name="P4"><text:span text:style-name="T2">Árvore</text:span></text:p>
        </text:list-item>
        <text:list-item>
          <text:p text:style-name="P4"><text:span text:style-name="T2">Tabela Hash</text:span></text:p>
        </text:list-item>
        <text:list-item>
          <text:p text:style-name="P4"><text:span text:style-name="T2">Grafos</text:span></text:p>
        </text:list-item>
      </text:list>
      <text:p text:style-name="P2"><text:soft-page-break/></text:p>
      <text:p text:style-name="Standard"><text:span text:style-name="T1">Aula 1.3 - Vetores e Matrizes</text:span></text:p>
      <text:p text:style-name="P1"/>
      <text:p text:style-name="Standard"><text:span text:style-name="T1">Sobre</text:span></text:p>
      <text:p text:style-name="P1"/>
      <text:p text:style-name="Standard"><text:span text:style-name="T2">Vetores e matrizes ou Arrays, são estruturas de dados simples que podem ajudar quando há muitas variáveis do mesmo tipo em um algoritmo.</text:span></text:p>
      <text:p text:style-name="Standard"><text:span text:style-name="T2">O vetor ou array unidimensional é uma variável que armazena várias variáveis do mesmo tipo.</text:span></text:p>
      <text:p text:style-name="Standard"><text:span text:style-name="T2">O vetor é uma estrutura de dados indexada, que pode armazenar uma determinada quantidade de valores do mesmo tipo.</text:span></text:p>
      <text:p text:style-name="P2"/>
      <text:p text:style-name="Standard"><text:span text:style-name="T2">Dentro do Portugol quando queremos dar apenas espaços entre os números, dentro do comando </text:span><text:span text:style-name="T1">escreva</text:span><text:span text:style-name="T2"> podemos simplesmente adicionar uma </text:span><text:span text:style-name="T1">vírgula</text:span><text:span text:style-name="T2"> na frente dos comandos e acrescer “ “ desta forma, com o espaço no meio.</text:span></text:p>
      <text:p text:style-name="Standard"><text:span text:style-name="T2">Quando queremos que se pule uma linha então acrescentamos entre aspas “\n”, desta forma.</text:span></text:p>
      <text:p text:style-name="P2"/>
      <text:p text:style-name="Standard"><text:span text:style-name="T1">Matriz </text:span></text:p>
      <text:p text:style-name="P1"/>
      <text:p text:style-name="Standard"><text:span text:style-name="T2">Matriz ou array multidimensional é um vetor de vetores.</text:span></text:p>
      <text:p text:style-name="P2"/>
      <text:p text:style-name="Standard"><text:span text:style-name="T2">Uma matriz é um vetor que possui duas ou mais dimensões.</text:span></text:p>
      <text:p text:style-name="P2"/>
      <text:p text:style-name="Standard"><text:span text:style-name="T1">Aula 1.4 - Registros </text:span></text:p>
      <text:p text:style-name="P1"/>
      <text:p text:style-name="Standard"><text:span text:style-name="T2">“ Um registro é uma estrutura que fornece um formato especializado para armazenar informações em memória.”</text:span></text:p>
      <text:p text:style-name="P2"><text:soft-page-break/></text:p>
      <text:p text:style-name="Standard"><text:span text:style-name="T2">Enquanto Arrays nos permite armazenar vários dados, mas apenas de um único tipo de dados, o recurso de registro nos permite armazenar mais de um tipo de dado.</text:span></text:p>
      <text:p text:style-name="Standard"><text:span text:style-name="T2">Sendo assim com um registro, poderemos usar caracteres, nomes, numerais, decimais, data, etc ..</text:span></text:p>
      <text:p text:style-name="P2"/>
      <text:p text:style-name="Standard"><text:span text:style-name="T2">Por sua característica, é ótimo para que possamos cadastrar funcionários, clientes, fornecedores.</text:span></text:p>
      <text:p text:style-name="P2"/>
      <text:p text:style-name="Standard"><text:span text:style-name="T2">Toda estrutura de registro tem um nome (ex:livro), e seus campos podem ser acessados por meio do uso do operador ponto(.). </text:span></text:p>
      <text:p text:style-name="Standard"><text:span text:style-name="T2">Por exemplo, para acessar o preço de um livro, poderíamos utilizar a seguinte declaração: livro.preço ..</text:span></text:p>
      <text:p text:style-name="P2"/>
      <text:p text:style-name="Standard"><text:span text:style-name="T1">Aula 2 - Entenda o que são: listas, pilhas e filas.</text:span></text:p>
      <text:p text:style-name="P1"/>
      <text:p text:style-name="Standard"><text:span text:style-name="T1">Aula 2.1 - Entenda o que são listas</text:span></text:p>
      <text:p text:style-name="P1"/>
      <text:p text:style-name="Standard"><text:span text:style-name="T2">Estrutura de dados do tipo lista, armazena dados de um determinado tipo em uma ordem específica.</text:span></text:p>
      <text:p text:style-name="P2"/>
      <text:p text:style-name="Standard"><text:span text:style-name="T2">A diferença entre listas e Arrays é que as listas possuem um tamanho ajustável enquanto que as Arrays possuem tamanho fixo.</text:span></text:p>
      <text:p text:style-name="P2"/>
      <text:p text:style-name="Standard"><text:span text:style-name="T1">Existem 2 tipos de listas</text:span></text:p>
      <text:p text:style-name="P1"/>
      <text:p text:style-name="Standard"><text:span text:style-name="T2">Ligadas e duplamente ligadas.</text:span></text:p>
      <text:p text:style-name="P2"/>
      <text:p text:style-name="Standard"><text:soft-page-break/><text:span text:style-name="T1">Lista ligada</text:span></text:p>
      <text:p text:style-name="P2"/>
      <text:p text:style-name="Standard"><text:span text:style-name="T2">Na estrutura deste tipo de lista existem os nós onde cada um dos nós conhece o valor que está sendo armazenado em seu interior, além de conhecer o elemento posterior a ele: por isso ela é chamada de lista ligada, pois os nós são amarrados com essa indicação de qual será o próximo nó.</text:span></text:p>
      <text:p text:style-name="P2"/>
      <text:p text:style-name="Standard"><text:span text:style-name="T1">Lista Duplamente ligada</text:span></text:p>
      <text:p text:style-name="P1"/>
      <text:p text:style-name="Standard"><text:span text:style-name="T2">É uma variação das listas ligadas.</text:span></text:p>
      <text:p text:style-name="Standard"><text:span text:style-name="T2">Sua principal diferença consiste em que as listas duplamente ligadas são bidirecionais.</text:span></text:p>
      <text:p text:style-name="Standard"><text:span text:style-name="T2">Naturalmente, uma lista ligada não consegue “andar para trás”, pois os nós de uma lista ligada somente sabem quem é o próximo elemento. Já nas listas duplamente ligadas, elas sabem quem é o próximo elemento e também o anterior, o que permite a navegação reversa.</text:span></text:p>
      <text:p text:style-name="P2"/>
      <text:p text:style-name="Standard"><text:span text:style-name="T1">Aula 2.2 - O que são pilhas</text:span></text:p>
      <text:p text:style-name="P1"/>
      <text:p text:style-name="Standard"><text:span text:style-name="T2">Uma pilha é uma estrutura de dados que serve como uma coleção de elementos, e permite o acesso <text:s/>a somente um item de dados armazenado.</text:span></text:p>
      <text:p text:style-name="Standard"><text:span text:style-name="T2">Sendo assim o acesso aos itens de uma pilha é restrito, somente um item pode ser lido ou removido por vez.</text:span></text:p>
      <text:p text:style-name="P2"/>
      <text:p text:style-name="Standard"><text:span text:style-name="T1">Tipos de pilhas </text:span></text:p>
      <text:p text:style-name="Standard"><text:span text:style-name="T2">LIFO OU UEPS</text:span></text:p>
      <text:p text:style-name="Standard"><text:span text:style-name="T2">FIFO OU PEPS</text:span></text:p>
      <text:p text:style-name="P2"/>
      <text:p text:style-name="Standard"><text:span text:style-name="T1">Lifo ou ueps</text:span></text:p>
      <text:p text:style-name="P1"/>
      <text:p text:style-name="Standard"><text:soft-page-break/><text:span text:style-name="T2">A estrutura do tipo LIFO( Last in first out) ou UEPS (Último que entra primeiro que sai), apresenta o seguinte critério: o primeiro elemento a ser retirado é o último que tiver sido inserido.</text:span></text:p>
      <text:p text:style-name="P2"/>
      <text:p text:style-name="Standard"><text:span text:style-name="T1">Fifo ou peps</text:span></text:p>
      <text:p text:style-name="P1"/>
      <text:p text:style-name="Standard"><text:span text:style-name="T2">A estrutura do tipo FIFO( First in First Out) ou PEPS(Primeiro que entra primeiro que sai), apresenta o seguinte critério: o primeiro elemento a ser retirado é o primeiro que tiver sido inserido.</text:span></text:p>
      <text:p text:style-name="P2"/>
      <text:p text:style-name="Standard"><text:span text:style-name="T1">Aula 2.3 - O que são Filas </text:span></text:p>
      <text:p text:style-name="P1"/>
      <text:p text:style-name="Standard"><text:span text:style-name="T1">Sobre </text:span></text:p>
      <text:p text:style-name="Standard"><text:span text:style-name="T2">A estrutura do tipo fila, admite remoção de elementos e inserção de novos sujeita a seguinte regra de operação:</text:span></text:p>
      <text:p text:style-name="Standard"><text:span text:style-name="T2">O elemento removido é o que está na estrutura há mais tempo, ou seja, o primeiro objeto na fila é também o primeiro a ser removido seguindo o conceito FIFO e assim sucessivamente.</text:span></text:p>
      <text:p text:style-name="P2"/>
      <text:p text:style-name="Standard"><text:span text:style-name="T1">Aula 3 - Estrutura de dados do tipo árvore, tabela hash e grafos.</text:span></text:p>
      <text:p text:style-name="Standard"><text:span text:style-name="T1">Aula 3.1 - O que são árvores</text:span></text:p>
      <text:p text:style-name="P1"/>
      <text:p text:style-name="Standard"><text:span text:style-name="T2"><text:s/></text:span><text:span text:style-name="T1">Sobre</text:span></text:p>
      <text:p text:style-name="P1"/>
      <text:p text:style-name="Standard"><text:span text:style-name="T2">A árvore é uma estrutura de dados que organiza seus elementos de forma hierárquica, onde existe um elemento que fica no topo da árvore, chamado de raiz e existem os outros elementos subordinados a ele, que são chamados de nós ou folhas.</text:span></text:p>
      <text:p text:style-name="P2"/>
      <text:p text:style-name="Standard"><text:span text:style-name="T2">Neste tipo de estrutura, quando o sistema deseja encontrar um número em questão, por exemplo, o número raiz ficará no centro, no meio da árvore e a partir dele sairão ramificações que permitirão a “varredura” dos dados serem feitas de maneira mais assertiva.</text:span></text:p>
      <text:p text:style-name="Standard"><text:span text:style-name="T2">Pois ele buscará o comando na raiz, não encontrando ele buscará nas sub-árvores, não encontrando será buscado na seção acima, facilitando assim o processo. Raiz, troncos e folhas.</text:span></text:p>
      <text:p text:style-name="Standard"><text:soft-page-break/><text:span text:style-name="T2">O professor ao final da aula mostrou graficamente como isso ocorre com a foto de uma árvore, mas disse que na computação isso era feito de maneira inversa, porém, não deu mais explicações a respeito.</text:span></text:p>
      <text:p text:style-name="P2"/>
      <text:p text:style-name="Standard"><text:span text:style-name="T1">Aula 3.2 - O que são tabelas Hash</text:span></text:p>
      <text:p text:style-name="P1"/>
      <text:p text:style-name="Standard"><text:span text:style-name="T1">Sobre</text:span></text:p>
      <text:p text:style-name="P1"/>
      <text:p text:style-name="Standard"><text:span text:style-name="T2">A tabela hash ou tabela de espalhamento ou dispersão, é uma estrutura de dados especial, que associa chaves de pesquisa a valores.</text:span></text:p>
      <text:p text:style-name="Standard"><text:span text:style-name="T2">Uma tabela Hash é uma generalização da idéia de array, porém utiliza uma função denominada hashing para espalhar os elementos, fazendo com que os mesmos fiquem de forma não ordenada dentro do “array” que define a tabela.</text:span></text:p>
      <text:p text:style-name="P2"/>
      <text:p text:style-name="Standard"><text:span text:style-name="T1">Porque espalhar?</text:span></text:p>
      <text:p text:style-name="P2"/>
      <text:p text:style-name="Standard"><text:span text:style-name="T2">A tabela Hash permite a associação de “valores” a “chaves”.</text:span></text:p>
      <text:p text:style-name="Standard"><text:span text:style-name="T2">Valores: é a posição ou índice onde o elemento se encontra.</text:span></text:p>
      <text:p text:style-name="Standard"><text:span text:style-name="T2">Chave: Parte da informação que compõe o elemento a ser manipulado.</text:span></text:p>
      <text:p text:style-name="P2"/>
      <text:p text:style-name="Standard"><text:span text:style-name="T2">Espalhar facilita a busca na estrutura de dados, pois a partir de uma chave podemos acessar de forma rápida uma posição do array.</text:span></text:p>
      <text:p text:style-name="P2"/>
      <text:p text:style-name="Standard"><text:span text:style-name="T2">Sendo assim cada chave recebe um valor, um código, então na hora da pesquisa além de poder ser encontrado por sua posição, o programa também consegue encontrar o comando designado através do código, ou valor.</text:span></text:p>
      <text:p text:style-name="P2"/>
      <text:p text:style-name="Standard"><text:span text:style-name="T1">Aula 3.3 - O que são grafos?</text:span></text:p>
      <text:p text:style-name="P1"/>
      <text:p text:style-name="Standard"><text:soft-page-break/><text:span text:style-name="T1">Sobre</text:span></text:p>
      <text:p text:style-name="P1"/>
      <text:p text:style-name="Standard"><text:span text:style-name="T2">Grafos são estruturas que permitem programar a relação entre objetos.</text:span></text:p>
      <text:p text:style-name="Standard"><text:span text:style-name="T2">Os objetos são vértices ou “nós” dos grafo e os relacionamentos são as arestas.</text:span></text:p>
      <text:p text:style-name="P2"/>
      <text:p text:style-name="Standard"><text:span text:style-name="T2">Um grafo é uma estrutura mais avançada, uma estrutura especial que permite que o sistema consiga se movimentar com mais liberdade dentro dele.</text:span></text:p>
      <text:p text:style-name="Standard"><text:span text:style-name="T2">Por exemplo, em uma estrutura de lista bidirecional, o programa consegue fazer as buscas no sistema para frente e para trás, em uma tabela hash, na raiz, troncos e folhas. Já em um sistema de Grafos o sistema consegue fazer essas buscas em todas as direções onde houverem relacionamento com os vértices. Sendo assim, apenas aplicamos este tipo de estruturas em questões mais complexas, como jogos que possuem inteligência artificial, uma busca mais avançada e questões do tipo.</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4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8" meta:paragraph-count="93" meta:word-count="1357" meta:character-count="7946" meta:non-whitespace-character-count="6687"/>
    <meta:generator>LibreOfficeDev/6.0.5.2$Linux_X86_64 LibreOffice_project/</meta:generator>
  </office:meta>
</office:document-meta>
</file>